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0EF000000F21A74A963F6B970B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Linux Biolinum G1" svg:font-family="'Linux Biolinum G'" style:font-pitch="variable"/>
    <style:font-face style:name="Linux Biolinum G" svg:font-family="'Linux Biolinum G'" style:font-adornments="Negrito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1.35cm" fo:min-width="3.601cm"/>
      <style:paragraph-properties style:writing-mode="lr-tb"/>
    </style:style>
    <style:style style:name="gr2" style:family="graphic" style:parent-style-name="standard">
      <style:graphic-properties draw:marker-start="Arrow" draw:marker-start-width="0.3cm" draw:marker-end="" draw:marker-end-width="0.3cm" draw:textarea-vertical-align="middle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5cm" fo:min-width="4.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f6f9d4" draw:textarea-horizontal-align="justify" draw:textarea-vertical-align="top" draw:auto-grow-height="false" fo:min-height="2.818cm" fo:min-width="4.668cm"/>
      <style:paragraph-properties style:writing-mode="lr-tb"/>
    </style:style>
    <style:style style:name="gr7" style:family="graphic" style:parent-style-name="standard">
      <style:graphic-properties svg:stroke-color="#158466" draw:fill-color="#afd095" draw:textarea-horizontal-align="justify" draw:textarea-vertical-align="middle" draw:auto-grow-height="false" fo:min-height="0.246cm" fo:min-width="0cm"/>
    </style:style>
    <style:style style:name="gr8" style:family="graphic" style:parent-style-name="standard">
      <style:graphic-properties svg:stroke-color="#ff8000" draw:fill-color="#ffffff" draw:textarea-horizontal-align="justify" draw:textarea-vertical-align="middle" draw:auto-grow-height="false" fo:min-height="2.352cm" fo:min-width="3.375cm"/>
      <style:paragraph-properties style:writing-mode="lr-tb"/>
    </style:style>
    <style:style style:name="gr9" style:family="graphic" style:parent-style-name="standard">
      <style:graphic-properties svg:stroke-color="#ff8000" draw:fill-color="#ffdbb6" draw:textarea-horizontal-align="justify" draw:textarea-vertical-align="middle" draw:auto-grow-height="false" fo:min-height="0.4cm" fo:min-width="1.9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416cm"/>
      <style:paragraph-properties style:writing-mode="lr-tb"/>
    </style:style>
    <style:style style:name="gr11" style:family="graphic" style:parent-style-name="standard">
      <style:graphic-properties draw:fill-color="#ffff00" draw:textarea-vertical-align="middle" draw:auto-grow-height="false" fo:min-height="0.34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837cm"/>
      <style:paragraph-properties style:writing-mode="lr-tb"/>
    </style:style>
    <style:style style:name="gr1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1cm" draw:shadow-offset-y="0.051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1cm" draw:shadow-offset-y="0.051cm" draw:shadow-color="#3465a4"/>
    </style:style>
    <style:style style:name="gr26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miter" svg:stroke-linecap="butt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" style:family="graphic" style:parent-style-name="standard">
      <style:graphic-properties draw:textarea-horizontal-align="justify" draw:textarea-vertical-align="middle" draw:auto-grow-height="false" fo:min-height="12.95cm" fo:min-width="5.7cm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cm" fo:min-width="12.91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409cm"/>
      <style:paragraph-properties style:writing-mode="lr-tb"/>
    </style:style>
    <style:style style:name="gr39" style:family="graphic" style:parent-style-name="standard">
      <style:graphic-properties svg:stroke-color="#ff8000" draw:fill-color="#ffffd7" draw:textarea-horizontal-align="justify" draw:textarea-vertical-align="top" draw:auto-grow-height="false" fo:min-height="4.862cm" fo:min-width="4.012cm"/>
      <style:paragraph-properties style:writing-mode="lr-tb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4.62cm" fo:min-width="3.5cm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66cm" fo:min-width="11.41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276cm"/>
      <style:paragraph-properties style:writing-mode="lr-tb"/>
    </style:style>
    <style:style style:name="gr4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dash" draw:stroke-dash="UML_20_Dash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dash" draw:stroke-dash="UML_20_Dash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cm" svg:stroke-color="#000000" draw:marker-start="StrokedHalfCirc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5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594cm"/>
      <style:paragraph-properties style:writing-mode="lr-tb"/>
    </style:style>
    <style:style style:name="gr53" style:family="graphic" style:parent-style-name="standard" style:list-style-name="L2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1cm" draw:shadow-offset-y="0.051cm" draw:shadow-color="#3465a4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1cm" draw:shadow-offset-y="0.051cm" draw:shadow-color="#3465a4"/>
    </style:style>
    <style:style style:name="gr56" style:family="graphic" style:parent-style-name="standard" style:list-style-name="L2">
      <style:graphic-properties draw:stroke="dash" draw:stroke-dash="UML_20_Dash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objectwithoutfill">
      <style:graphic-properties draw:marker-end="Arrowheads_20_1" draw:marker-end-width="0.3cm" draw:fill="solid" draw:textarea-vertical-align="middle"/>
    </style:style>
    <style:style style:name="gr5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min-height="0.44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59" style:family="graphic" style:parent-style-name="standard" style:list-style-name="L3">
      <style:graphic-properties draw:stroke="solid" svg:stroke-color="#000000" draw:fill="solid" draw:fill-color="#ffffff" fo:min-height="3.25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en" fo:country="US" style:font-size-asian="18pt" style:font-size-complex="18pt"/>
    </style:style>
    <style:style style:name="P2" style:family="paragraph">
      <loext:graphic-properties draw:fill-color="#ffffd7"/>
      <style:paragraph-properties fo:text-align="center" style:writing-mode="lr-tb"/>
      <style:text-properties fo:font-size="18pt" fo:language="en" fo:country="US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6f9d4"/>
      <style:paragraph-properties fo:text-align="center" style:writing-mode="lr-tb"/>
    </style:style>
    <style:style style:name="P8" style:family="paragraph">
      <loext:graphic-properties draw:fill-color="#afd095"/>
      <style:paragraph-properties fo:text-align="center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ffdbb6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style:font-name="Linux Biolinum G" fo:font-size="24pt" fo:language="en" fo:country="US" fo:font-weight="bold" style:font-size-asian="18pt" style:font-size-complex="18pt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8d281e" loext:opacity="100%" style:font-name="Linux Biolinum G" fo:font-size="24pt" fo:language="en" fo:country="US" fo:font-weight="bold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loext:opacity="100%" style:font-name="Linux Biolinum G" fo:font-size="24pt" fo:language="en" fo:country="US" fo:font-weight="bold" style:font-size-asian="18pt" style:font-size-complex="18pt"/>
    </style:style>
    <style:style style:name="P21" style:family="paragraph">
      <loext:graphic-properties draw:fill-color="#ffffd7"/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size="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Calibri Light" fo:font-size="10pt" style:font-size-asian="10pt" style:font-size-complex="10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text-properties fo:font-size="9pt" style:font-size-asian="9pt" style:font-size-complex="9pt" fo:hyphenate="false" loext:hyphenation-no-caps="false"/>
    </style:style>
    <style:style style:name="P31" style:family="paragraph">
      <loext:graphic-properties draw:fill="solid" draw:fill-color="#ffffff"/>
      <style:text-properties fo:font-size="9pt" style:font-size-asian="9pt" style:font-size-complex="9pt" fo:hyphenate="false" loext:hyphenation-no-caps="false"/>
    </style:style>
    <style:style style:name="T1" style:family="text">
      <style:text-properties fo:font-size="18pt" fo:language="en" fo:country="US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color="#c9211e" loext:opacity="100%" style:font-name="Linux Biolinum G" fo:font-size="24pt" fo:language="en" fo:country="US" fo:font-weight="bold" style:font-size-asian="18pt" style:font-size-complex="18pt"/>
    </style:style>
    <style:style style:name="T4" style:family="text">
      <style:text-properties fo:color="#8d281e" loext:opacity="100%" style:font-name="Linux Biolinum G" fo:font-size="24pt" fo:language="en" fo:country="US" fo:font-weight="bold" style:font-size-asian="18pt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alibri Light" fo:font-size="10pt" style:font-size-asian="10pt" style:font-size-complex="10pt"/>
    </style:style>
    <style:style style:name="T9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4.1cm" svg:height="1.6cm" svg:x="1.335cm" svg:y="7.135cm">
          <text:p text:style-name="P1"><text:span text:style-name="T1">The Muse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1cm" svg:height="1.6cm" svg:x="1.335cm" svg:y="9.735cm">
          <text:p text:style-name="P1"><text:span text:style-name="T1">Jooble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1cm" svg:height="1.6cm" svg:x="1.335cm" svg:y="12.435cm">
          <text:p text:style-name="P1"><text:span text:style-name="T1">Google </text:span></text:p>
          <text:p text:style-name="P1"><text:span text:style-name="T1">Cloud Jobs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" draw:text-style-name="P4" draw:layer="layout" svg:x1="5.435cm" svg:y1="7.935cm" svg:x2="8.535cm" svg:y2="10.635cm">
          <text:p text:style-name="P3"><text:span text:style-name="T2">REST</text:span></text:p>
        </draw:line>
        <draw:line draw:style-name="gr2" draw:text-style-name="P4" draw:layer="layout" svg:x1="5.435cm" svg:y1="10.635cm" svg:x2="8.435cm" svg:y2="10.635cm">
          <text:p text:style-name="P3"><text:span text:style-name="T2">REST</text:span></text:p>
        </draw:line>
        <draw:line draw:style-name="gr2" draw:text-style-name="P4" draw:layer="layout" svg:x1="5.435cm" svg:y1="13.235cm" svg:x2="8.535cm" svg:y2="10.635cm">
          <text:p text:style-name="P3"><text:span text:style-name="T2">REST/gRPC</text:span></text:p>
        </draw:line>
        <draw:line draw:style-name="gr3" draw:text-style-name="P5" draw:layer="layout" svg:x1="5.135cm" svg:y1="16.935cm" svg:x2="5.235cm" svg:y2="16.935cm">
          <text:p/>
        </draw:line>
        <draw:custom-shape draw:style-name="gr4" draw:text-style-name="P1" xml:id="id1" draw:id="id1" draw:layer="layout" svg:width="4.9cm" svg:height="1.9cm" svg:x="8.535cm" svg:y="9.735cm">
          <text:p text:style-name="P1"><text:span text:style-name="T1">Grabber 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3.435cm" svg:y1="10.685cm" svg:x2="16.035cm" svg:y2="10.685cm" draw:start-shape="id1" draw:start-glue-point="7" draw:end-shape="id2" draw:end-glue-point="5" svg:d="M13435 10685h2600" svg:viewBox="0 0 2601 1">
          <text:p/>
        </draw:connector>
        <draw:custom-shape draw:style-name="gr6" draw:text-style-name="P7" draw:layer="layout" svg:width="5.5cm" svg:height="3.4cm" svg:x="22.535cm" svg:y="8.235cm">
          <text:p text:style-name="P6">Domain </text:p>
          <text:p text:style-name="P6">Micro-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7cm" svg:height="0.7cm" svg:x="22.8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3.88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4.9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5.98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7cm" svg:height="0.7cm" svg:x="27.0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4.5cm" svg:height="3.9cm" svg:x="23.035cm" svg:y="1.535cm">
          <text:p text:style-name="P6">Web UI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0" draw:layer="layout" svg:width="3cm" svg:height="1.3cm" draw:transform="rotate (1.5707963267949) translate (24.335cm 8.2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2" draw:layer="layout" svg:width="12.916cm" svg:height="1.216cm" svg:x="0.819cm" svg:y="0.835cm">
          <draw:text-box>
            <text:p text:style-name="P11"><text:span text:style-name="T3">Jobs Data Dashboard Project</text:span></text:p>
          </draw:text-box>
        </draw:frame>
        <draw:custom-shape draw:style-name="gr11" draw:text-style-name="P13" draw:layer="layout" svg:width="0.5cm" svg:height="1.9cm" svg:x="10.335cm" svg:y="7.83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2" draw:text-style-name="P14" draw:layer="layout" svg:width="9.337cm" svg:height="1.216cm" svg:x="0.82cm" svg:y="2.035cm">
          <draw:text-box>
            <text:p><text:span text:style-name="T4">Components Overview</text:span></text:p>
          </draw:text-box>
        </draw:frame>
        <draw:custom-shape draw:style-name="gr1" draw:text-style-name="P2" draw:layer="layout" svg:width="4.1cm" svg:height="1.6cm" svg:x="1.336cm" svg:y="15.235cm">
          <text:p text:style-name="P1"><text:span text:style-name="T1">GraphQL</text:span></text:p>
          <text:p text:style-name="P1"><text:span text:style-name="T1">.jobs</text:span>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" draw:text-style-name="P4" draw:layer="layout" svg:x1="5.435cm" svg:y1="16.035cm" svg:x2="8.436cm" svg:y2="10.647cm">
          <text:p text:style-name="P3"><text:span text:style-name="T2">GraphQL</text:span></text:p>
        </draw:line>
        <draw:frame draw:name="Database" draw:style-name="gr13" draw:text-style-name="P16" draw:layer="layout" svg:width="3.879cm" svg:height="3.4cm" svg:x="12.556cm" svg:y="13.835cm">
          <draw:image xlink:href="Pictures/10000201000000EF000000F21A74A963F6B970B1.png" xlink:type="simple" xlink:show="embed" xlink:actuate="onLoad" draw:mime-type="image/png">
            <text:p text:style-name="P15"><text:span text:style-name="T5">INBOX</text:span></text:p>
            <text:p text:style-name="P15"><text:span text:style-name="T5">(NoSQL)</text:span></text:p>
          </draw:image>
        </draw:frame>
        <draw:frame draw:name="Database_0" draw:style-name="gr14" draw:text-style-name="P16" draw:layer="layout" svg:width="5.058cm" svg:height="3.675cm" svg:x="19.435cm" svg:y="13.935cm">
          <draw:image xlink:href="Pictures/10000201000000EF000000F21A74A963F6B970B1.png" xlink:type="simple" xlink:show="embed" xlink:actuate="onLoad" draw:mime-type="image/png">
            <text:p text:style-name="P15"><text:span text:style-name="T5">Analytical DB</text:span></text:p>
          </draw:image>
        </draw:frame>
        <draw:path draw:name="pen-arrow-right" draw:style-name="gr15" draw:text-style-name="P17" draw:layer="layout" svg:width="2.699cm" svg:height="3.999cm" draw:transform="rotate (-3.14159265358979) translate (12.5349607228143cm 15.735cm)" svg:viewBox="0 0 2700 4000" svg:d="M2671 3612c74-905 161-2864-1851-2684-15 8-61 163-129 286 1283-36 1977 482 1854 2786 0 0 124-356 126-388zM806 1611c2-3-556-356-660-616 99-135 597-702 608-717 7-9 117-295 105-277-55 80-709 823-725 852-8 15-108 303-134 355 9 137 689 691 691 691 1 0 110-279 115-288z">
          <text:p/>
        </draw:path>
        <draw:path draw:name="pen-curved-arrow" draw:style-name="gr16" draw:text-style-name="P17" draw:layer="layout" svg:width="6.899cm" svg:height="2.352cm" svg:x="14.935cm" svg:y="11.535cm" svg:viewBox="0 0 6900 2353" svg:d="M4790 1533c-14-13-239-229-244-233-2-3 1121 566 1395 690 82-735-244-1132-234-1126 29 21 320 165 513 933 12-23 391-782 394-785 9 9 286 275 286 278 0 4-557 1062-560 1063-178-110-1523-791-1550-820zM0 1970c2-15 51-713 136-917 177-577 871-1119 2596-1046 2474 133 2995 871 2978 858-166-123-829-381-2125-576-2961-355-3171 632-3299 1295-16 108 7 660 6 660-1 1-244-229-292-274z">
          <text:p/>
        </draw:path>
        <draw:custom-shape draw:style-name="gr4" draw:text-style-name="P1" xml:id="id2" draw:id="id2" draw:layer="layout" svg:width="4.9cm" svg:height="1.9cm" svg:x="16.035cm" svg:y="9.735cm">
          <text:p text:style-name="P1"><text:span text:style-name="T1">Jobs Analyz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draw:name="start-event-timer">
          <draw:path draw:style-name="gr17" draw:text-style-name="P18" draw:layer="layout" svg:width="1cm" svg:height="1cm" svg:x="10.235cm" svg:y="6.835cm" svg:viewBox="0 0 1001 1001" svg:d="M1001 501c0-276-225-501-502-501-276 0-499 225-499 501s223 500 499 500c277 0 502-224 502-500z">
            <text:p/>
          </draw:path>
          <draw:g>
            <draw:path draw:style-name="gr18" draw:text-style-name="P18" draw:layer="layout" svg:width="0.72cm" svg:height="0.72cm" svg:x="10.375cm" svg:y="6.975cm" svg:viewBox="0 0 721 721" svg:d="M721 360c0-199-162-360-361-360-198 0-360 161-360 360 0 200 162 361 360 361 199 0 361-161 361-361z">
              <text:p/>
            </draw:path>
            <draw:line draw:style-name="gr19" draw:text-style-name="P18" draw:layer="layout" svg:x1="11.035cm" svg:y1="7.324cm" svg:x2="11.085cm" svg:y2="7.324cm">
              <text:p/>
            </draw:line>
            <draw:polyline draw:style-name="gr20" draw:text-style-name="P18" draw:layer="layout" svg:width="0.204cm" svg:height="0.398cm" svg:x="10.73cm" svg:y="7.025cm" svg:viewBox="0 0 205 399" draw:points="105,0 0,310 205,399">
              <text:p/>
            </draw:polyline>
            <draw:line draw:style-name="gr21" draw:text-style-name="P18" draw:layer="layout" svg:x1="10.385cm" svg:y1="7.324cm" svg:x2="10.435cm" svg:y2="7.324cm">
              <text:p/>
            </draw:line>
            <draw:line draw:style-name="gr22" draw:text-style-name="P18" draw:layer="layout" svg:x1="10.735cm" svg:y1="7.696cm" svg:x2="10.735cm" svg:y2="7.646cm">
              <text:p/>
            </draw:line>
            <draw:line draw:style-name="gr23" draw:text-style-name="P18" draw:layer="layout" svg:x1="10.735cm" svg:y1="7.025cm" svg:x2="10.735cm" svg:y2="6.975cm">
              <text:p/>
            </draw:line>
          </draw:g>
        </draw:g>
        <draw:g draw:name="data-object">
          <draw:polygon draw:style-name="gr24" draw:text-style-name="P19" draw:layer="layout" svg:width="1.249cm" svg:height="1.5cm" svg:x="9.735cm" svg:y="13.635cm" svg:viewBox="0 0 1250 1501" draw:points="0,0 0,1501 1250,1501 1250,501 750,501 749,0">
            <text:p/>
          </draw:polygon>
          <draw:polygon draw:style-name="gr25" draw:text-style-name="P18" draw:layer="layout" svg:width="0.499cm" svg:height="0.5cm" svg:x="10.485cm" svg:y="13.635cm" svg:viewBox="0 0 500 501" draw:points="500,501 0,0 0,501">
            <text:p/>
          </draw:polygon>
        </draw:g>
        <draw:g draw:name="pen-arrow-left">
          <draw:path draw:style-name="gr26" draw:text-style-name="P17" draw:layer="layout" svg:width="1.864cm" svg:height="0.33cm" draw:transform="skewX (-0.106290551446455) rotate (-1.9092156687566) translate (24.6481089761741cm 12.1963811729808cm)" svg:viewBox="0 0 1865 331" svg:d="M1865 91c0-1 0-1-1 0-366 11-1268 57-1835-91-7 60-20 153-29 222 566-2 1282-34 1821 109 12-48 38-203 44-239 0-1 0-1 0-1z">
            <text:p/>
          </draw:path>
          <draw:path draw:style-name="gr27" draw:text-style-name="P17" draw:layer="layout" svg:width="0.984cm" svg:height="1.515cm" draw:transform="skewX (-0.112050137978036) rotate (-1.91148459678419) translate (25.5138485624466cm 11.8352987404408cm)" svg:viewBox="0 0 985 1516" svg:d="M263 831c220-170 498-406 669-588 23-78 37-175 53-243-317 472-776 620-930 685-15 61-36 140-55 193 336 117 622 402 915 638 21-74 42-155 62-232-240-169-489-297-714-453z">
            <text:p/>
          </draw:path>
        </draw:g>
        <draw:g draw:name="type-service">
          <draw:polygon draw:style-name="gr28" draw:text-style-name="P18" draw:layer="layout" svg:width="0.493cm" svg:height="0.416cm" svg:x="12.705cm" svg:y="11.005cm" svg:viewBox="0 0 494 417" draw:points="337,88 394,38 450,83 391,132 412,175 494,175 494,239 412,239 391,283 450,332 394,377 337,328 284,345 284,417 208,417 208,345 157,328 98,377 45,332 103,283 82,240 0,240 0,175 82,175 103,132 45,83 98,38 157,88 208,69 208,0 284,0 284,69">
            <text:p/>
          </draw:polygon>
          <draw:path draw:style-name="gr29" draw:text-style-name="P18" draw:layer="layout" svg:width="0.167cm" svg:height="0.142cm" svg:x="12.868cm" svg:y="11.142cm" svg:viewBox="0 0 168 143" svg:d="M168 71c0-38-38-71-84-71s-84 33-84 71c0 40 38 72 84 72s84-32 84-72z">
            <text:p/>
          </draw:path>
          <draw:polygon draw:style-name="gr30" draw:text-style-name="P18" draw:layer="layout" svg:width="0.493cm" svg:height="0.414cm" svg:x="12.841cm" svg:y="11.12cm" svg:viewBox="0 0 494 415" draw:points="337,86 394,38 450,83 391,132 412,175 494,175 494,239 412,239 391,283 450,332 394,378 337,328 286,346 286,415 208,415 208,346 157,328 98,378 45,332 103,283 81,239 0,239 0,175 81,175 103,132 45,83 98,38 157,86 208,69 208,0 286,0 286,69">
            <text:p/>
          </draw:polygon>
          <draw:path draw:style-name="gr31" draw:text-style-name="P18" draw:layer="layout" svg:width="0.169cm" svg:height="0.142cm" svg:x="13.004cm" svg:y="11.256cm" svg:viewBox="0 0 170 143" svg:d="M170 71c0-39-38-71-85-71s-85 32-85 71c0 40 38 72 85 72s85-32 85-72z">
            <text:p/>
          </draw:path>
        </draw:g>
        <draw:g draw:name="type-service_0">
          <draw:polygon draw:style-name="gr32" draw:text-style-name="P18" draw:layer="layout" svg:width="0.493cm" svg:height="0.416cm" svg:x="20.235cm" svg:y="11.005cm" svg:viewBox="0 0 494 417" draw:points="337,88 394,38 450,83 391,132 412,175 494,175 494,239 412,239 391,283 450,332 394,377 337,328 284,345 284,417 208,417 208,345 157,328 98,377 45,332 103,283 82,240 0,240 0,175 82,175 103,132 45,83 98,38 157,88 208,69 208,0 284,0 284,69">
            <text:p/>
          </draw:polygon>
          <draw:path draw:style-name="gr33" draw:text-style-name="P18" draw:layer="layout" svg:width="0.167cm" svg:height="0.142cm" svg:x="20.398cm" svg:y="11.142cm" svg:viewBox="0 0 168 143" svg:d="M168 71c0-38-38-71-84-71s-84 33-84 71c0 40 38 72 84 72s84-32 84-72z">
            <text:p/>
          </draw:path>
          <draw:polygon draw:style-name="gr34" draw:text-style-name="P18" draw:layer="layout" svg:width="0.493cm" svg:height="0.414cm" svg:x="20.371cm" svg:y="11.12cm" svg:viewBox="0 0 494 415" draw:points="337,86 394,38 450,83 391,132 412,175 494,175 494,239 412,239 391,283 450,332 394,378 337,328 286,346 286,415 208,415 208,346 157,328 98,378 45,332 103,283 81,239 0,239 0,175 81,175 103,132 45,83 98,38 157,86 208,69 208,0 286,0 286,69">
            <text:p/>
          </draw:polygon>
          <draw:path draw:style-name="gr35" draw:text-style-name="P18" draw:layer="layout" svg:width="0.169cm" svg:height="0.142cm" svg:x="20.534cm" svg:y="11.256cm" svg:viewBox="0 0 170 143" svg:d="M170 71c0-39-38-71-85-71s-85 32-85 71c0 40 38 72 85 72s85-32 85-72z">
            <text:p/>
          </draw:path>
        </draw:g>
      </draw:page>
      <draw:page draw:name="page2" draw:style-name="dp1" draw:master-page-name="Padrão">
        <draw:custom-shape draw:style-name="gr36" draw:text-style-name="P3" draw:layer="layout" svg:width="6.2cm" svg:height="13.2cm" svg:x="11.635cm" svg:y="4.235cm">
          <text:p/>
          <draw:enhanced-geometry svg:viewBox="0 0 21600 21600" draw:type="rectangle" draw:enhanced-path="M 0 0 L 21600 0 21600 21600 0 21600 0 0 Z N"/>
        </draw:custom-shape>
        <draw:frame draw:style-name="gr37" draw:text-style-name="P20" draw:layer="layout" svg:width="13.416cm" svg:height="1.4cm" svg:x="0.819cm" svg:y="0.835cm">
          <draw:text-box>
            <text:p text:style-name="P11"><text:span text:style-name="T3">Jobs Data Dashboard Project</text:span></text:p>
          </draw:text-box>
        </draw:frame>
        <draw:frame draw:style-name="gr38" draw:text-style-name="P14" draw:layer="layout" svg:width="8.909cm" svg:height="1.216cm" svg:x="0.82cm" svg:y="2.035cm">
          <draw:text-box>
            <text:p><text:span text:style-name="T4">Technology Overview</text:span></text:p>
          </draw:text-box>
        </draw:frame>
        <draw:custom-shape draw:style-name="gr39" draw:text-style-name="P21" draw:layer="layout" svg:width="5cm" svg:height="5.6cm" svg:x="5.935cm" svg:y="4.835cm">
          <text:p text:style-name="P6"><text:span text:style-name="T6">GrabberJob</text:span></text:p>
          <text:p text:style-name="P6"/>
          <text:p text:style-name="P6">AWS EC2</text:p>
          <text:p text:style-name="P6">Linux</text:p>
          <text:p text:style-name="P6">cron</text:p>
          <text:p text:style-name="P6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1" draw:layer="layout" svg:width="5cm" svg:height="5.6cm" svg:x="12.235cm" svg:y="4.835cm">
          <text:p text:style-name="P6"><text:span text:style-name="T6">Inbox DB</text:span></text:p>
          <text:p text:style-name="P6"/>
          <text:p text:style-name="P6">Mongo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1" draw:layer="layout" svg:width="5cm" svg:height="5.6cm" svg:x="18.635cm" svg:y="4.835cm">
          <text:p text:style-name="P6"><text:span text:style-name="T6">JobsAnalyzer</text:span></text:p>
          <text:p text:style-name="P6"/>
          <text:p text:style-name="P6">AWS EC2</text:p>
          <text:p text:style-name="P6">Linux</text:p>
          <text:p text:style-name="P6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1" draw:layer="layout" svg:width="5cm" svg:height="5.6cm" svg:x="5.835cm" svg:y="11.335cm">
          <text:p text:style-name="P6"><text:span text:style-name="T6">Micro-Services</text:span></text:p>
          <text:p text:style-name="P6"/>
          <text:p text:style-name="P6">AWS Lambda?</text:p>
          <text:p text:style-name="P6">Docker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1" draw:layer="layout" svg:width="5cm" svg:height="5.6cm" svg:x="12.235cm" svg:y="11.335cm">
          <text:p text:style-name="P6"><text:span text:style-name="T6">Analytical DB</text:span></text:p>
          <text:p text:style-name="P6"/>
          <text:p text:style-name="P6">AWS</text:p>
          <text:p text:style-name="P6">MySQL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1" draw:layer="layout" svg:width="5cm" svg:height="5.6cm" svg:x="18.635cm" svg:y="11.335cm">
          <text:p text:style-name="P6"><text:span text:style-name="T6">Web UI</text:span></text:p>
          <text:p text:style-name="P6"/>
          <text:p text:style-name="P6">AWS EC2?</text:p>
          <text:p text:style-name="P6">Linux?</text:p>
          <text:p text:style-name="P6">Python?</text:p>
          <text:p text:style-name="P6">Flask/Django?</text:p>
          <text:p text:style-name="P6">Plotly Dash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adrão">
        <draw:custom-shape draw:style-name="gr40" draw:text-style-name="P22" draw:layer="layout" svg:width="4cm" svg:height="4.87cm" svg:x="8.935cm" svg:y="11.435cm">
          <text:p/>
          <draw:enhanced-geometry svg:viewBox="0 0 21600 21600" draw:type="rectangle" draw:enhanced-path="M 0 0 L 21600 0 21600 21600 0 21600 0 0 Z N"/>
        </draw:custom-shape>
        <draw:frame draw:style-name="gr41" draw:text-style-name="P20" draw:layer="layout" svg:width="11.916cm" svg:height="1.216cm" svg:x="0.819cm" svg:y="0.835cm">
          <draw:text-box>
            <text:p text:style-name="P11"><text:span text:style-name="T3">Jobs Data Dashboard Project</text:span></text:p>
          </draw:text-box>
        </draw:frame>
        <draw:frame draw:style-name="gr42" draw:text-style-name="P14" draw:layer="layout" svg:width="10.776cm" svg:height="1.216cm" svg:x="0.82cm" svg:y="2.035cm">
          <draw:text-box>
            <text:p><text:span text:style-name="T4">GrabberJob Class Diagram</text:span></text:p>
          </draw:text-box>
        </draw:frame>
        <draw:custom-shape draw:name="ClassName" draw:style-name="gr43" draw:text-style-name="P24" xml:id="id3" draw:id="id3" draw:layer="layout" svg:width="4cm" svg:height="1.62cm" svg:x="21.977cm" svg:y="5.135cm">
          <text:p text:style-name="P23"><text:span text:style-name="T7">DataGrabber</text:span></text:p>
          <draw:enhanced-geometry svg:viewBox="0 0 1000 404" draw:text-areas="0 0 1000 404" draw:type="NonPrimitive" draw:enhanced-path="M 1000 404 L 1000 0 0 0 0 404 Z"/>
        </draw:custom-shape>
        <draw:custom-shape draw:name="ClassName_0" draw:style-name="gr44" draw:text-style-name="P24" xml:id="id4" draw:id="id4" draw:layer="layout" svg:width="4cm" svg:height="1.62cm" svg:x="19.627cm" svg:y="9.025cm">
          <text:p text:style-name="P23"><text:span text:style-name="T7">MuseDataGrabber</text:span></text:p>
          <draw:enhanced-geometry svg:viewBox="0 0 1000 404" draw:text-areas="0 0 1000 404" draw:type="NonPrimitive" draw:enhanced-path="M 1000 404 L 1000 0 0 0 0 404 Z"/>
        </draw:custom-shape>
        <draw:connector draw:style-name="gr45" draw:text-style-name="P25" draw:layer="layout" svg:x1="23.977cm" svg:y1="6.755cm" svg:x2="21.627cm" svg:y2="9.025cm" draw:start-shape="id3" draw:end-shape="id4" draw:end-glue-point="0" svg:d="M23977 6755v1136h-2350v1134" svg:viewBox="0 0 2351 2271">
          <text:p/>
        </draw:connector>
        <draw:custom-shape draw:name="ClassName_1" draw:style-name="gr46" draw:text-style-name="P24" xml:id="id5" draw:id="id5" draw:layer="layout" svg:width="4cm" svg:height="1.62cm" svg:x="24.327cm" svg:y="9.025cm">
          <text:p text:style-name="P23"><text:span text:style-name="T7">JoobleDataGrabber</text:span></text:p>
          <draw:enhanced-geometry svg:viewBox="0 0 1000 404" draw:text-areas="0 0 1000 404" draw:type="NonPrimitive" draw:enhanced-path="M 1000 404 L 1000 0 0 0 0 404 Z"/>
        </draw:custom-shape>
        <draw:connector draw:style-name="gr47" draw:text-style-name="P25" draw:layer="layout" svg:x1="23.977cm" svg:y1="6.755cm" svg:x2="26.327cm" svg:y2="9.025cm" draw:start-shape="id3" draw:start-glue-point="2" draw:end-shape="id5" draw:end-glue-point="0" svg:d="M23977 6755v1136h2350v1134" svg:viewBox="0 0 2351 2271">
          <text:p/>
        </draw:connector>
        <draw:connector draw:style-name="gr48" draw:text-style-name="P25" draw:layer="layout" svg:x1="21.977cm" svg:y1="5.945cm" svg:x2="15.535cm" svg:y2="5.945cm" draw:start-shape="id3" draw:start-glue-point="3" draw:end-shape="id6" draw:end-glue-point="1" svg:d="M21977 5945h-6442" svg:viewBox="0 0 6443 1">
          <text:p/>
        </draw:connector>
        <draw:custom-shape draw:name="ClassName_2" draw:style-name="gr49" draw:text-style-name="P24" xml:id="id6" draw:id="id6" draw:layer="layout" svg:width="4cm" svg:height="1.62cm" svg:x="11.535cm" svg:y="5.135cm">
          <text:p text:style-name="P23"><text:span text:style-name="T7">GrabberJob</text:span></text:p>
          <draw:enhanced-geometry svg:viewBox="0 0 1000 404" draw:text-areas="0 0 1000 404" draw:type="NonPrimitive" draw:enhanced-path="M 1000 404 L 1000 0 0 0 0 404 Z"/>
        </draw:custom-shape>
        <draw:custom-shape draw:name="ClassName_3" draw:style-name="gr50" draw:text-style-name="P24" xml:id="id7" draw:id="id7" draw:layer="layout" svg:width="4cm" svg:height="1.62cm" svg:x="2.935cm" svg:y="5.135cm">
          <text:p text:style-name="P23"><text:span text:style-name="T7">JSPConfig</text:span></text:p>
          <draw:enhanced-geometry svg:viewBox="0 0 1000 404" draw:text-areas="0 0 1000 404" draw:type="NonPrimitive" draw:enhanced-path="M 1000 404 L 1000 0 0 0 0 404 Z"/>
        </draw:custom-shape>
        <draw:custom-shape draw:name="ClassName_4" draw:style-name="gr51" draw:text-style-name="P24" xml:id="id8" draw:id="id8" draw:layer="layout" svg:width="4cm" svg:height="1.62cm" svg:x="11.535cm" svg:y="9.025cm">
          <text:p text:style-name="P23"><text:span text:style-name="T7">DataStore</text:span></text:p>
          <draw:enhanced-geometry svg:viewBox="0 0 1000 404" draw:text-areas="0 0 1000 404" draw:type="NonPrimitive" draw:enhanced-path="M 1000 404 L 1000 0 0 0 0 404 Z"/>
        </draw:custom-shape>
        <draw:frame draw:style-name="gr52" draw:text-style-name="P26" draw:layer="layout" svg:width="2.094cm" svg:height="0.602cm" svg:x="22.93cm" svg:y="5.144cm">
          <draw:text-box>
            <text:p text:style-name="P3"><text:span text:style-name="T8">&lt;interface&gt;</text:span></text:p>
          </draw:text-box>
        </draw:frame>
        <draw:connector draw:style-name="gr53" draw:text-style-name="P25" draw:layer="layout" svg:x1="6.935cm" svg:y1="5.945cm" svg:x2="11.535cm" svg:y2="5.945cm" draw:start-shape="id7" draw:start-glue-point="1" draw:end-shape="id6" draw:end-glue-point="3" svg:d="M6935 5945h4600" svg:viewBox="0 0 4601 1">
          <text:p/>
        </draw:connector>
        <draw:g draw:name="data-store" xml:id="id9" draw:id="id9">
          <draw:path draw:style-name="gr54" draw:text-style-name="P28" draw:layer="layout" svg:width="1.749cm" svg:height="1.499cm" svg:x="12.66cm" svg:y="17.635cm" svg:viewBox="0 0 1750 1500" svg:d="M0 212v1078c0 116 391 210 875 210 483 0 875-94 875-210v-1078c0-117-392-212-875-212-484 0-875 95-875 212z">
            <text:p text:style-name="P27"><text:span text:style-name="T5"/></text:p>
            <text:p text:style-name="P27"><text:span text:style-name="T5"/></text:p>
          </draw:path>
          <draw:path draw:style-name="gr55" draw:text-style-name="P18" draw:layer="layout" svg:width="1.749cm" svg:height="0.378cm" svg:x="12.66cm" svg:y="17.885cm" svg:viewBox="0 0 1750 379" svg:d="M0 0c0 106 391 190 875 190 483 0 875-84 875-190M0 96c0 104 391 188 875 188 483 0 875-84 875-188M0 190c0 105 391 189 875 189 483 0 875-84 875-189">
            <text:p/>
          </draw:path>
        </draw:g>
        <draw:connector draw:style-name="gr56" draw:text-style-name="P25" draw:layer="layout" svg:x1="13.535cm" svg:y1="9.025cm" svg:x2="13.535cm" svg:y2="6.755cm" draw:start-shape="id8" draw:start-glue-point="0" draw:end-shape="id6" draw:end-glue-point="2" svg:d="M13535 9025v-2270" svg:viewBox="0 0 1 2271">
          <text:p/>
        </draw:connector>
        <draw:connector draw:style-name="gr57" draw:text-style-name="P5" draw:layer="layout" draw:type="line" svg:x1="13.535cm" svg:y1="10.645cm" svg:x2="13.535cm" svg:y2="17.635cm" draw:start-shape="id8" draw:start-glue-point="2" draw:end-shape="id9" draw:end-glue-point="0" svg:d="M13535 10645v6990" svg:viewBox="0 0 1 6991">
          <text:p/>
        </draw:connector>
        <draw:custom-shape draw:style-name="gr40" draw:text-style-name="P22" draw:layer="layout" svg:width="4cm" svg:height="4.87cm" svg:x="9.035cm" svg:y="11.53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4cm" svg:height="4.87cm" svg:x="9.135cm" svg:y="11.635cm">
          <text:p/>
          <draw:enhanced-geometry svg:viewBox="0 0 21600 21600" draw:type="rectangle" draw:enhanced-path="M 0 0 L 21600 0 21600 21600 0 21600 0 0 Z N"/>
        </draw:custom-shape>
        <draw:g>
          <draw:custom-shape draw:name="ClassName_5" draw:style-name="gr58" draw:text-style-name="P29" draw:layer="layout" svg:width="4cm" svg:height="0.69cm" svg:x="9.235cm" svg:y="11.735cm">
            <text:p text:style-name="P23"><text:span text:style-name="T7">Job</text:span></text:p>
            <draw:enhanced-geometry svg:viewBox="0 0 1000 404" draw:text-areas="0 0 1000 404" draw:type="NonPrimitive" draw:enhanced-path="M 1000 404 L 1000 0 0 0 0 404 Z"/>
          </draw:custom-shape>
          <draw:frame draw:style-name="gr59" draw:text-style-name="P31" draw:layer="layout" svg:width="4cm" svg:height="4.167cm" svg:x="9.235cm" svg:y="12.434cm">
            <draw:text-box>
              <text:list text:style-name="L3">
                <text:list-item>
                  <text:p text:style-name="P30"><text:span text:style-name="T9">_id</text:span></text:p>
                </text:list-item>
                <text:list-item>
                  <text:p text:style-name="P30"><text:span text:style-name="T9">name</text:span></text:p>
                </text:list-item>
                <text:list-item>
                  <text:p text:style-name="P30"><text:span text:style-name="T9">date</text:span></text:p>
                </text:list-item>
                <text:list-item>
                  <text:p text:style-name="P30"><text:span text:style-name="T9">location</text:span></text:p>
                </text:list-item>
                <text:list-item>
                  <text:p text:style-name="P30"><text:span text:style-name="T9">level</text:span></text:p>
                </text:list-item>
                <text:list-item>
                  <text:p text:style-name="P30"><text:span text:style-name="T9">url</text:span></text:p>
                </text:list-item>
                <text:list-item>
                  <text:p text:style-name="P30"><text:span text:style-name="T9">company</text:span></text:p>
                </text:list-item>
                <text:list-item>
                  <text:p text:style-name="P30"><text:span text:style-name="T9">category</text:span></text:p>
                </text:list-item>
                <text:list-item>
                  <text:p text:style-name="P30"><text:span text:style-name="T9">type</text:span></text:p>
                </text:list-item>
                <text:list-item>
                  <text:p text:style-name="P30"><text:span text:style-name="T9">sal_min=0</text:span></text:p>
                </text:list-item>
                <text:list-item>
                  <text:p text:style-name="P30"><text:span text:style-name="T9">sal_max=0</text:span></text:p>
                </text:list-item>
              </text:list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Linux Biolinum G1" svg:font-family="'Linux Biolinum G'" style:font-pitch="variable"/>
    <style:font-face style:name="Linux Biolinum G" svg:font-family="'Linux Biolinum G'" style:font-adornments="Negrito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0T18:43:01.323000000</meta:creation-date>
    <dc:date>2021-04-28T23:46:22.611000000</dc:date>
    <meta:editing-duration>PT7H5M10S</meta:editing-duration>
    <meta:editing-cycles>12</meta:editing-cycles>
    <meta:generator>LibreOffice/7.0.5.2$Windows_X86_64 LibreOffice_project/64390860c6cd0aca4beafafcfd84613dd9dfb63a</meta:generator>
    <meta:document-statistic meta:object-count="85"/>
  </office:meta>
</office:document-meta>
</file>